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cace1" officeooo:paragraph-rsid="000cace1"/>
    </style:style>
    <style:style style:name="P2" style:family="paragraph" style:parent-style-name="Text_20_body">
      <style:text-properties officeooo:rsid="00102d67" officeooo:paragraph-rsid="00102d67"/>
    </style:style>
    <style:style style:name="P3" style:family="paragraph" style:parent-style-name="Text_20_body">
      <style:text-properties officeooo:paragraph-rsid="0014c4aa"/>
    </style:style>
    <style:style style:name="P4" style:family="paragraph" style:parent-style-name="Text_20_body">
      <style:text-properties officeooo:rsid="0016aca3" officeooo:paragraph-rsid="0016aca3"/>
    </style:style>
    <style:style style:name="P5" style:family="paragraph" style:parent-style-name="Text_20_body">
      <style:text-properties officeooo:rsid="00194700" officeooo:paragraph-rsid="00194700"/>
    </style:style>
    <style:style style:name="P6" style:family="paragraph" style:parent-style-name="Text_20_body">
      <style:text-properties officeooo:paragraph-rsid="00194700"/>
    </style:style>
    <style:style style:name="P7" style:family="paragraph" style:parent-style-name="Text_20_body">
      <style:text-properties officeooo:paragraph-rsid="00194700"/>
    </style:style>
    <style:style style:name="P8" style:family="paragraph" style:parent-style-name="Text_20_body">
      <style:text-properties officeooo:rsid="001d18d8" officeooo:paragraph-rsid="001d18d8"/>
    </style:style>
    <style:style style:name="P9" style:family="paragraph" style:parent-style-name="Heading_20_1">
      <style:text-properties officeooo:rsid="0014c4aa" officeooo:paragraph-rsid="0014c4aa"/>
    </style:style>
    <style:style style:name="P10" style:family="paragraph" style:parent-style-name="Heading_20_1">
      <style:text-properties officeooo:rsid="00194700" officeooo:paragraph-rsid="00194700"/>
    </style:style>
    <style:style style:name="T1" style:family="text">
      <style:text-properties fo:language="fr" fo:country="FR"/>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officeooo:rsid="00102d67"/>
    </style:style>
    <style:style style:name="T5" style:family="text">
      <style:text-properties officeooo:rsid="0014c4aa"/>
    </style:style>
    <style:style style:name="T6" style:family="text">
      <style:text-properties officeooo:rsid="00157075"/>
    </style:style>
    <style:style style:name="T7" style:family="text">
      <style:text-properties officeooo:rsid="0017f17d"/>
    </style:style>
    <style:style style:name="T8" style:family="text">
      <style:text-properties officeooo:rsid="00194700"/>
    </style:style>
    <style:style style:name="T9" style:family="text">
      <style:text-properties officeooo:rsid="001ba32f"/>
    </style:style>
    <style:style style:name="T10" style:family="text">
      <style:text-properties officeooo:rsid="001d18d8"/>
    </style:style>
    <style:style style:name="T11" style:family="text">
      <style:text-properties officeooo:rsid="001d659e"/>
    </style:style>
    <style:style style:name="T12" style:family="text">
      <style:text-properties officeooo:rsid="001ffc06"/>
    </style:style>
    <style:style style:name="T13" style:family="text">
      <style:text-properties officeooo:rsid="0020808f"/>
    </style:style>
    <style:style style:name="T14" style:family="text">
      <style:text-properties officeooo:rsid="00211d4b"/>
    </style:style>
    <style:style style:name="T15"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escription <text:span text:style-name="T1">différentes</text:span> versions du modèle</text:p>
      <text:p text:style-name="P4">08/05/2019</text:p>
      <text:p text:style-name="P1"/>
      <text:h text:style-name="Heading_20_1" text:outline-level="1">MRD_v1</text:h>
      <text:p text:style-name="P1">- création de la 1<text:span text:style-name="T2">er</text:span> version du modèle</text:p>
      <text:p text:style-name="P1">- modifications légères, ne concernant pas la structure</text:p>
      <text:p text:style-name="P1"/>
      <text:h text:style-name="Heading_20_1" text:outline-level="1">MRD_v2</text:h>
      <text:p text:style-name="P1">- modification structurelle du modèle : suppression des tables <text:span text:style-name="T15">Étapes</text:span> et <text:span text:style-name="T15">Itinéraires</text:span> suite à un changement d’approche <text:span text:style-name="T4">concernant l’itinéraires des objets (reconstitution de l’itinéraire à partir des entrées dans les différentes collections)</text:span></text:p>
      <text:p text:style-name="P2">- ajouts de plusieurs attributs dans différentes tables (cf. messages de commit)</text:p>
      <text:p text:style-name="P2">- mofications des types relations entre certaines tables (cf. messages de commit)</text:p>
      <text:p text:style-name="P2"/>
      <text:h text:style-name="P9" text:outline-level="1">MRD_v3</text:h>
      <text:p text:style-name="P3">- <text:span text:style-name="T5">nouvelle modification structurelle : ajout d’une table Archives pour recenser les sources archivistique, suite au constat que ces sources n’entrent pas dans le modèle de la Bibliographie</text:span></text:p>
      <text:p text:style-name="P3">- <text:span text:style-name="T6">ajout d’une bibliographie pour les personnes avec une table de relation</text:span></text:p>
      <text:p text:style-name="P4">14/05/2019</text:p>
      <text:p text:style-name="P4">- <text:span text:style-name="T7">modifications de la table Images : seulement un attribut référence (réponds à un impératif de temps et de possibilité, à savoir qu’extraire les données aurait été extrêment long).</text:span></text:p>
      <text:p text:style-name="P4"/>
      <text:p text:style-name="P5">15/05/2019</text:p>
      <text:h text:style-name="P10" text:outline-level="1">MRD_<text:span text:style-name="T10">v</text:span>4</text:h>
      <text:p text:style-name="P6">- <text:span text:style-name="T8">après consultation de Louis Mulot, informaticien de l’EfA, changement dans la facon de penser l’itinéraire des objets : pas de séparations dans l’architecture entre les collections et les lieux dans lesquels les objets sont passés. Permet d’associer les lieux et les collections en plus de les associer aux objets à un instant T. Pour avoir l’itinéraire dans l’ordre, on ajoute une clé primaire avec dans l’identifiant un élement d’ordre (probablement l’id de l’objet + n, comme pour les images). Création d’une sorte de table Appartenance.</text:span></text:p>
      <text:p text:style-name="P6">- <text:span text:style-name="T9">pour les lieux, suppression de la table Sites_archéologiques. La liste des sites vient s’ajouter à celle des lieux, avec l’ajout d’une catégorie plus précise que ville.</text:span></text:p>
      <text:p text:style-name="P6"/>
      <text:p text:style-name="P8">22/05/2019</text:p>
      <text:h text:style-name="Heading_20_1" text:outline-level="1">MRD_vdef</text:h>
      <text:p text:style-name="Text_20_body">- <text:span text:style-name="T11">version définitive du modèle de données à partir de la v4. Plusieurs tables ont été supprimées parce que redondantes avec d’autre tables ⇒ le cas de la table Ventes et Objets_sold_Ventes. Ces deux tables devaient mettre en avant les ventes aux enchères et les catalogues de ces ventes. Mais ces catalogues ont été ajoutés à la bibliographie + un no de vente par objet. Ces tables ne sont plus nécessaires.</text:span></text:p>
      <text:p text:style-name="Text_20_body"><text:soft-page-break/>- <text:span text:style-name="T12">la table Navires a été modifiée et une table de relation avec Lieux a été crée pour conserver les informations concernant les trajets de ces navires, leur cargaison, etc. En plus a été ajouté une clé étrangère Navire dans la table Etape_et_collection.</text:span></text:p>
      <text:p text:style-name="Text_20_body">- <text:span text:style-name="T13">la table Bibliographie a éte simplifié pour ne conserver que les références complètes, sans les découper, un booléen pour savoir si c’est un catalogue de vente et une URL pour les contenus en ligne.</text:span></text:p>
      <text:p text:style-name="Text_20_body">- <text:span text:style-name="T14">qq autres changements mineurs, décrits dans les messages de comm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in" loext:contextual-spacing="false" fo:line-height="115%" fo:text-align="justify" style:justify-single-word="false" fo:text-indent="0in" style:auto-text-indent="false" style:page-number="auto"/>
      <style:text-properties fo:font-size="11pt" fo:language="fr" fo:country="FR"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margin-top="0.1701in" fo:margin-bottom="0.6in" loext:contextual-spacing="false" fo:text-align="center" style:justify-single-word="false"/>
      <style:text-properties style:font-name="Liberation Serif1" fo:font-family="'Liberation Serif'" style:font-style-name="Bold" style:font-family-generic="roman" style:font-pitch="variable" fo:font-size="14pt" fo:language="fr" fo:country="FR"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Liberation Serif1" fo:font-family="'Liberation Serif'" style:font-style-name="Bold" style:font-family-generic="roman" style:font-pitch="variable" fo:font-size="85%"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8T11:04:08.711805231</meta:creation-date>
    <dc:date>2019-05-22T13:58:19.561681986</dc:date>
    <meta:editing-duration>PT3H33M2S</meta:editing-duration>
    <meta:editing-cycles>17</meta:editing-cycles>
    <meta:generator>LibreOffice/6.0.7.3$Linux_X86_64 LibreOffice_project/00m0$Build-3</meta:generator>
    <meta:document-statistic meta:table-count="0" meta:image-count="0" meta:object-count="0" meta:page-count="2" meta:paragraph-count="24" meta:word-count="428" meta:character-count="2691" meta:non-whitespace-character-count="2287"/>
  </office:meta>
</office:document-meta>
</file>